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text-properties fo:font-weight="bold"/>
    </style:style>
    <style:style style:name="P8" style:family="paragraph" style:parent-style-name="Text_20_body" style:list-style-name="L7"/>
    <style:style style:name="P9" style:family="paragraph" style:parent-style-name="Text_20_body" style:list-style-name="L8"/>
    <style:style style:name="T1" style:family="text">
      <style:text-properties fo:font-weight="bold"/>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Antes de empezar: Requisitos Críticos</text:h>
      <text:list text:style-name="L1">
        <text:list-item>
          <text:p text:style-name="P1"><text:span text:style-name="T1">Tarjeta MicroSD:</text:span> De preferencia de 8GB o menos (las de gran capacidad a veces fallan al flashear).</text:p>
        </text:list-item>
        <text:list-item>
          <text:p text:style-name="P1"><text:span text:style-name="T1">Lector de tarjetas</text:span> para tu ordenador.</text:p>
        </text:list-item>
        <text:list-item>
          <text:p text:style-name="P1"><text:span text:style-name="T1">Identificación del Chip (Opcional pero recomendado):</text:span> La placa 4.2.2 puede venir con dos chips diferentes: <text:span text:style-name="T1">STM32</text:span> o <text:span text:style-name="T1">GD</text:span>. Si vas a instalar el firmware oficial de Creality, esto es menos crítico. Si instalas uno de la comunidad (como "Professional Firmware"), debes mirar qué chip tiene tu placa (escrito sobre el procesador negro de la placa base).</text:p>
        </text:list-item>
      </text:list>
      <text:p text:style-name="Horizontal_20_Line"/>
      <text:h text:style-name="Heading_20_3" text:outline-level="3">Paso 1: Preparar la Tarjeta MicroSD</text:h>
      <text:p text:style-name="Text_20_body">Este es el paso donde falla el 90% de la gente. La tarjeta debe estar formateada de una forma muy específica para que la impresora la lea al arrancar.</text:p>
      <text:list text:style-name="L2">
        <text:list-item>
          <text:p text:style-name="P2">Conecta la tarjeta MicroSD a tu ordenador.</text:p>
        </text:list-item>
        <text:list-item>
          <text:p text:style-name="P2">Haz clic derecho sobre la unidad y selecciona <text:span text:style-name="T1">Formatear</text:span>.</text:p>
        </text:list-item>
        <text:list-item>
          <text:p text:style-name="P2">Configura las opciones exactamente así:</text:p>
          <text:list>
            <text:list-item>
              <text:p text:style-name="P2"><text:span text:style-name="T1">Sistema de archivos:</text:span> FAT32.</text:p>
            </text:list-item>
            <text:list-item>
              <text:p text:style-name="P2"><text:span text:style-name="T1">Tamaño de unidad de asignación:</text:span> 4096 bytes (esto es crucial).</text:p>
            </text:list-item>
          </text:list>
        </text:list-item>
        <text:list-item>
          <text:p text:style-name="P2">Realiza el formato rápido y asegúrate de que la tarjeta esté <text:span text:style-name="T1">completamente vacía</text:span>.</text:p>
        </text:list-item>
      </text:list>
      <text:p text:style-name="Horizontal_20_Line"/>
      <text:h text:style-name="Heading_20_3" text:outline-level="3">Paso 2: Descargar el Firmware Correcto</text:h>
      <text:p text:style-name="Text_20_body">Tienes dos opciones principales. Te recomiendo la opción A si eres principiante, y la B si quieres sacar el máximo partido a la máquina.</text:p>
      <text:h text:style-name="Heading_20_4" text:outline-level="4">Opción A: Firmware Oficial (Creality)</text:h>
      <text:list text:style-name="L3">
        <text:list-item>
          <text:p text:style-name="P3">Ve a la web oficial de descargas de Creality (<text:a xlink:type="simple" xlink:href="https://www.google.com/search?q=https://creality.com/pages/download-ender-3-v2" office:target-frame-name="_blank" xlink:show="new" text:style-name="Internet_20_link" text:visited-style-name="Visited_20_Internet_20_Link">creality.com/pages/download-ender-3-v2</text:a>).</text:p>
        </text:list-item>
        <text:list-item>
          <text:p text:style-name="P3">Busca <text:span text:style-name="T1">Ender-3 V2 3D Printer</text:span>.</text:p>
        </text:list-item>
        <text:list-item>
          <text:p text:style-name="P3">Descarga el archivo que mencione <text:span text:style-name="T1">Marlin</text:span> y <text:span text:style-name="T1">V4.2.2</text:span>.</text:p>
          <text:list>
            <text:list-item>
              <text:p text:style-name="P3"><text:span text:style-name="T2">Nota:</text:span> Si usas BLTouch o CRTouch, busca el que diga "BLTouch". Si no, usa el "Standard".</text:p>
            </text:list-item>
          </text:list>
        </text:list-item>
      </text:list>
      <text:h text:style-name="Heading_20_4" text:outline-level="4">Opción B: Firmware Profesional (Recomendado: "Mriscoc")</text:h>
      <text:p text:style-name="Text_20_body">Este es el favorito de la comunidad porque añade mejores menús y asistentes de nivelación.</text:p>
      <text:list text:style-name="L4">
        <text:list-item>
          <text:p text:style-name="P4">Busca en Google "Mriscoc Professional Firmware GitHub".</text:p>
        </text:list-item>
        <text:list-item>
          <text:p text:style-name="P4">Ve a "Releases" y busca la versión para <text:span text:style-name="T1">4.2.2</text:span>.</text:p>
        </text:list-item>
        <text:list-item>
          <text:p text:style-name="P4">Descarga el archivo <text:span text:style-name="Source_20_Text">.bin</text:span> que termine en <text:span text:style-name="Source_20_Text">.bin</text:span>.</text:p>
        </text:list-item>
      </text:list>
      <text:p text:style-name="Horizontal_20_Line"><text:soft-page-break/></text:p>
      <text:h text:style-name="Heading_20_3" text:outline-level="3">Paso 3: Renombrar el Archivo (¡Muy Importante!)</text:h>
      <text:p text:style-name="Text_20_body">La Ender 3 V2 <text:span text:style-name="T1">no actualizará</text:span> si el archivo tiene el mismo nombre que el último firmware que instaló.</text:p>
      <text:list text:style-name="L5">
        <text:list-item>
          <text:p text:style-name="P5">Descomprime el archivo descargado (si viene en ZIP o RAR).</text:p>
        </text:list-item>
        <text:list-item>
          <text:p text:style-name="P5">Localiza el archivo con extensión <text:span text:style-name="T1">.bin</text:span>.</text:p>
        </text:list-item>
        <text:list-item>
          <text:p text:style-name="P5"><text:span text:style-name="T1">Cámbiale el nombre</text:span>. Debe ser algo corto, único y diferente al anterior.</text:p>
          <text:list>
            <text:list-item>
              <text:p text:style-name="P5"><text:span text:style-name="T2">Ejemplo:</text:span> <text:span text:style-name="Source_20_Text">firmware_2025.bin</text:span> o <text:span text:style-name="Source_20_Text">update_123.bin</text:span>.</text:p>
            </text:list-item>
          </text:list>
        </text:list-item>
        <text:list-item>
          <text:p text:style-name="P5">Copia ese archivo <text:span text:style-name="Source_20_Text">.bin</text:span> en la raíz de la tarjeta MicroSD (no lo metas en carpetas).</text:p>
        </text:list-item>
      </text:list>
      <text:p text:style-name="Horizontal_20_Line"/>
      <text:h text:style-name="Heading_20_3" text:outline-level="3">Paso 4: Flashear la Impresora</text:h>
      <text:list text:style-name="L6">
        <text:list-item>
          <text:p text:style-name="P6">Asegúrate de que la impresora esté <text:span text:style-name="T1">APAGADA</text:span>.</text:p>
        </text:list-item>
        <text:list-item>
          <text:p text:style-name="P6">Desconecta el cable USB si lo tienes conectado a un ordenador o Raspberry Pi (la placa puede recibir energía parásita y fallar la actualización).</text:p>
        </text:list-item>
        <text:list-item>
          <text:p text:style-name="P6">Inserta la tarjeta MicroSD en la ranura de la impresora.</text:p>
        </text:list-item>
        <text:list-item>
          <text:p text:style-name="P6">Enciende la impresora.</text:p>
        </text:list-item>
      </text:list>
      <text:p text:style-name="P7">Lo que verás:</text:p>
      <text:list text:style-name="L7">
        <text:list-item>
          <text:p text:style-name="P8">La pantalla se quedará en <text:span text:style-name="T1">negro</text:span> (sin logo) durante unos 10 o 15 segundos. Esto es normal, significa que está escribiendo el sistema.</text:p>
        </text:list-item>
        <text:list-item>
          <text:p text:style-name="P8">Luego, aparecerá el logo de Creality y cargará la nueva interfaz.</text:p>
        </text:list-item>
      </text:list>
      <text:p text:style-name="Quotations"><text:span text:style-name="T1">¿Pantalla negra por siempre?</text:span> Si pasados 60 segundos la pantalla sigue negra, el nombre del archivo no fue aceptado o el formato de la tarjeta no era FAT32/4096. Repite el paso 1 y 3 cambiando el nombre otra vez.</text:p>
      <text:p text:style-name="Horizontal_20_Line"/>
      <text:h text:style-name="Heading_20_3" text:outline-level="3">Paso 5: Pasos Post-Instalación</text:h>
      <text:p text:style-name="Text_20_body">Una vez que la impresora arranque con el nuevo menú:</text:p>
      <text:list text:style-name="L8">
        <text:list-item>
          <text:p text:style-name="P9">Ve a <text:span text:style-name="T1">Control</text:span> (o Advanced Settings dependiendo del firmware).</text:p>
        </text:list-item>
        <text:list-item>
          <text:p text:style-name="P9">Busca la opción <text:span text:style-name="T1">"Initialize EEPROM"</text:span> o <text:span text:style-name="T1">"Reset to Defaults"</text:span>. Esto borra la configuración vieja que podría entrar en conflicto con la nueva.</text:p>
        </text:list-item>
        <text:list-item>
          <text:p text:style-name="P9">Dale a <text:span text:style-name="T1">"Store Settings"</text:span>.</text:p>
        </text:list-item>
        <text:list-item>
          <text:p text:style-name="P9"><text:span text:style-name="T1">¡Importante!</text:span> Tendrás que volver a nivelar la cama y ajustar tu Z-Offset, ya que esos datos se habrán borrado.</text:p>
        </text:list-item>
      </text:list>
      <text:p text:style-name="Horizontal_20_Line"/>
      <text:h text:style-name="Heading_20_3" text:outline-level="3"><text:soft-page-break/>Solución de problemas: Los iconos se ven mal</text:h>
      <text:p text:style-name="Text_20_body">Si después de actualizar, los iconos de la pantalla se ven girados, con colores extraños o mezclados, significa que también necesitas <text:span text:style-name="T1">actualizar el firmware de la pantalla</text:span> (la pantalla tiene su propia tarjeta SD interna).</text:p>
      <text:p text:style-name="Text_20_body">Esto es menos común en actualizaciones menores, pero sucede. Si te ocurre, házmelo saber y te guío en ese proceso específico, ya que requiere destornillar la carcasa trasera de la pantalla LC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6T12:40:56.348775411</meta:creation-date>
    <dc:date>2025-12-16T12:41:22.794053193</dc:date>
    <meta:editing-duration>PT27S</meta:editing-duration>
    <meta:editing-cycles>1</meta:editing-cycles>
    <meta:document-statistic meta:table-count="0" meta:image-count="0" meta:object-count="0" meta:page-count="3" meta:paragraph-count="49" meta:word-count="660" meta:character-count="3845" meta:non-whitespace-character-count="3265"/>
    <meta:generator>LibreOffice/24.2.2.2$Linux_X86_64 LibreOffice_project/d56cc158d8a96260b836f100ef4b4ef25d6f1a01</meta:generator>
  </office:meta>
</office:document-meta>
</file>